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1.81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9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#ddddd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t_content-2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-group table:display="false">
          <table:table-column table:style-name="co4" table:visibility="collapse" table:number-columns-repeated="5" table:default-cell-style-name="ce3"/>
        </table:table-column-group>
        <table:table-column-group table:display="false">
          <table:table-column table:style-name="co4" table:visibility="collapse" table:default-cell-style-name="ce4"/>
        </table:table-column-group>
        <table:table-column table:style-name="co5" table:default-cell-style-name="ce4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spaceBefore</text:p>
          </table:table-cell>
          <table:table-cell table:style-name="ce1" office:value-type="string" calcext:value-type="string">
            <text:p>extra-smal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extra-larg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QL statement</text:p>
          </table:table-cell>
          <table:table-cell table:style-name="ce5" table:number-columns-repeated="101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[Browser für Organiser Kalender]</text:p>
          </table:table-cell>
          <table:table-cell office:value-type="float" office:value="10" calcext:value-type="float">
            <text:p>10</text:p>
          </table:table-cell>
          <table:table-cell table:formula="of:=IF(AND([.$D2]&gt;=1;[.$D2]&lt;=25);[.E$1];&quot;&quot;)" office:value-type="string" office:string-value="extra-small" calcext:value-type="string">
            <text:p>extra-small</text:p>
          </table:table-cell>
          <table:table-cell table:formula="of:=IF(AND([.$D2]&gt;=26;[.$D2]&lt;=39);[.F$1];&quot;&quot;)">
            <text:p/>
          </table:table-cell>
          <table:table-cell table:formula="of:=IF(AND([.$D2]&gt;=40;[.$D2]&lt;=55);[.G$1];&quot;&quot;)">
            <text:p/>
          </table:table-cell>
          <table:table-cell table:formula="of:=IF(AND([.$D2]&gt;=56;[.$D2]&lt;=71);[.H$1];&quot;&quot;)">
            <text:p/>
          </table:table-cell>
          <table:table-cell table:formula="of:=IF([.$D2]&gt;=72;[.I$1];&quot;&quot;)">
            <text:p/>
          </table:table-cell>
          <table:table-cell table:formula="of:=COM.MICROSOFT.CONCAT([.E2];[.F2];[.G2];[.H2];[.I2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2];&quot;'  WHERE `uid` = &quot;;[.A2];&quot;;&quot;)" office:value-type="string" office:string-value="UPDATE `tt_content`   SET `space_before_class` = 'extra-small'  WHERE `uid` = 1038;" calcext:value-type="string">
            <text:p>UPDATE `tt_content` <text:s text:c="2"/>SET `space_before_class` = 'extra-small' <text:s/>WHERE `uid` = 1038;</text:p>
          </table:table-cell>
          <table:table-cell table:number-columns-repeated="101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Atemberaubend: Diese TYPO3-Organiser-Demo in 30 Minuten installieren!</text:p>
          </table:table-cell>
          <table:table-cell office:value-type="float" office:value="20" calcext:value-type="float">
            <text:p>20</text:p>
          </table:table-cell>
          <table:table-cell table:formula="of:=IF(AND([.$D3]&gt;=1;[.$D3]&lt;=25);[.E$1];&quot;&quot;)" office:value-type="string" office:string-value="extra-small" calcext:value-type="string">
            <text:p>extra-small</text:p>
          </table:table-cell>
          <table:table-cell table:formula="of:=IF(AND([.$D3]&gt;=26;[.$D3]&lt;=39);[.F$1];&quot;&quot;)">
            <text:p/>
          </table:table-cell>
          <table:table-cell table:formula="of:=IF(AND([.$D3]&gt;=40;[.$D3]&lt;=55);[.G$1];&quot;&quot;)">
            <text:p/>
          </table:table-cell>
          <table:table-cell table:formula="of:=IF(AND([.$D3]&gt;=56;[.$D3]&lt;=71);[.H$1];&quot;&quot;)">
            <text:p/>
          </table:table-cell>
          <table:table-cell table:formula="of:=IF([.$D3]&gt;=72;[.I$1];&quot;&quot;)">
            <text:p/>
          </table:table-cell>
          <table:table-cell table:formula="of:=COM.MICROSOFT.CONCAT([.E3];[.F3];[.G3];[.H3];[.I3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3];&quot;'  WHERE `uid` = &quot;;[.A3];&quot;;&quot;)" office:value-type="string" office:string-value="UPDATE `tt_content`   SET `space_before_class` = 'extra-small'  WHERE `uid` = 1076;" calcext:value-type="string">
            <text:p>UPDATE `tt_content` <text:s text:c="2"/>SET `space_before_class` = 'extra-small' <text:s/>WHERE `uid` = 1076;</text:p>
          </table:table-cell>
          <table:table-cell table:number-columns-repeated="101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[Browser for Organiser Calendar]</text:p>
          </table:table-cell>
          <table:table-cell office:value-type="float" office:value="10" calcext:value-type="float">
            <text:p>10</text:p>
          </table:table-cell>
          <table:table-cell table:formula="of:=IF(AND([.$D4]&gt;=1;[.$D4]&lt;=25);[.E$1];&quot;&quot;)" office:value-type="string" office:string-value="extra-small" calcext:value-type="string">
            <text:p>extra-small</text:p>
          </table:table-cell>
          <table:table-cell table:formula="of:=IF(AND([.$D4]&gt;=26;[.$D4]&lt;=39);[.F$1];&quot;&quot;)">
            <text:p/>
          </table:table-cell>
          <table:table-cell table:formula="of:=IF(AND([.$D4]&gt;=40;[.$D4]&lt;=55);[.G$1];&quot;&quot;)">
            <text:p/>
          </table:table-cell>
          <table:table-cell table:formula="of:=IF(AND([.$D4]&gt;=56;[.$D4]&lt;=71);[.H$1];&quot;&quot;)">
            <text:p/>
          </table:table-cell>
          <table:table-cell table:formula="of:=IF([.$D4]&gt;=72;[.I$1];&quot;&quot;)">
            <text:p/>
          </table:table-cell>
          <table:table-cell table:formula="of:=COM.MICROSOFT.CONCAT([.E4];[.F4];[.G4];[.H4];[.I4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4];&quot;'  WHERE `uid` = &quot;;[.A4];&quot;;&quot;)" office:value-type="string" office:string-value="UPDATE `tt_content`   SET `space_before_class` = 'extra-small'  WHERE `uid` = 1144;" calcext:value-type="string">
            <text:p>UPDATE `tt_content` <text:s text:c="2"/>SET `space_before_class` = 'extra-small' <text:s/>WHERE `uid` = 1144;</text:p>
          </table:table-cell>
          <table:table-cell table:number-columns-repeated="101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Heart-stopping: You can install this TYPO3 Organiser demo in 30 minutes!</text:p>
          </table:table-cell>
          <table:table-cell office:value-type="float" office:value="20" calcext:value-type="float">
            <text:p>20</text:p>
          </table:table-cell>
          <table:table-cell table:formula="of:=IF(AND([.$D5]&gt;=1;[.$D5]&lt;=25);[.E$1];&quot;&quot;)" office:value-type="string" office:string-value="extra-small" calcext:value-type="string">
            <text:p>extra-small</text:p>
          </table:table-cell>
          <table:table-cell table:formula="of:=IF(AND([.$D5]&gt;=26;[.$D5]&lt;=39);[.F$1];&quot;&quot;)">
            <text:p/>
          </table:table-cell>
          <table:table-cell table:formula="of:=IF(AND([.$D5]&gt;=40;[.$D5]&lt;=55);[.G$1];&quot;&quot;)">
            <text:p/>
          </table:table-cell>
          <table:table-cell table:formula="of:=IF(AND([.$D5]&gt;=56;[.$D5]&lt;=71);[.H$1];&quot;&quot;)">
            <text:p/>
          </table:table-cell>
          <table:table-cell table:formula="of:=IF([.$D5]&gt;=72;[.I$1];&quot;&quot;)">
            <text:p/>
          </table:table-cell>
          <table:table-cell table:formula="of:=COM.MICROSOFT.CONCAT([.E5];[.F5];[.G5];[.H5];[.I5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5];&quot;'  WHERE `uid` = &quot;;[.A5];&quot;;&quot;)" office:value-type="string" office:string-value="UPDATE `tt_content`   SET `space_before_class` = 'extra-small'  WHERE `uid` = 1145;" calcext:value-type="string">
            <text:p>UPDATE `tt_content` <text:s text:c="2"/>SET `space_before_class` = 'extra-small' <text:s/>WHERE `uid` = 1145;</text:p>
          </table:table-cell>
          <table:table-cell table:number-columns-repeated="1013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8088" calcext:value-type="float">
            <text:p>8088</text:p>
          </table:table-cell>
          <table:table-cell office:value-type="string" calcext:value-type="string">
            <text:p>[Netzmacher]</text:p>
          </table:table-cell>
          <table:table-cell office:value-type="float" office:value="60" calcext:value-type="float">
            <text:p>60</text:p>
          </table:table-cell>
          <table:table-cell table:formula="of:=IF(AND([.$D6]&gt;=1;[.$D6]&lt;=25);[.E$1];&quot;&quot;)">
            <text:p/>
          </table:table-cell>
          <table:table-cell table:formula="of:=IF(AND([.$D6]&gt;=26;[.$D6]&lt;=39);[.F$1];&quot;&quot;)">
            <text:p/>
          </table:table-cell>
          <table:table-cell table:formula="of:=IF(AND([.$D6]&gt;=40;[.$D6]&lt;=55);[.G$1];&quot;&quot;)">
            <text:p/>
          </table:table-cell>
          <table:table-cell table:formula="of:=IF(AND([.$D6]&gt;=56;[.$D6]&lt;=71);[.H$1];&quot;&quot;)" office:value-type="string" office:string-value="large" calcext:value-type="string">
            <text:p>large</text:p>
          </table:table-cell>
          <table:table-cell table:formula="of:=IF([.$D6]&gt;=72;[.I$1];&quot;&quot;)">
            <text:p/>
          </table:table-cell>
          <table:table-cell table:formula="of:=COM.MICROSOFT.CONCAT([.E6];[.F6];[.G6];[.H6];[.I6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6];&quot;'  WHERE `uid` = &quot;;[.A6];&quot;;&quot;)" office:value-type="string" office:string-value="UPDATE `tt_content`   SET `space_before_class` = 'large'  WHERE `uid` = 2334;" calcext:value-type="string">
            <text:p>UPDATE `tt_content` <text:s text:c="2"/>SET `space_before_class` = 'large' <text:s/>WHERE `uid` = 2334;</text:p>
          </table:table-cell>
          <table:table-cell table:number-columns-repeated="1013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8557" calcext:value-type="float">
            <text:p>8557</text:p>
          </table:table-cell>
          <table:table-cell office:value-type="string" calcext:value-type="string">
            <text:p>[Die Netzmacher - TYPO3 Silver Member]</text:p>
          </table:table-cell>
          <table:table-cell office:value-type="float" office:value="60" calcext:value-type="float">
            <text:p>60</text:p>
          </table:table-cell>
          <table:table-cell table:formula="of:=IF(AND([.$D7]&gt;=1;[.$D7]&lt;=25);[.E$1];&quot;&quot;)">
            <text:p/>
          </table:table-cell>
          <table:table-cell table:formula="of:=IF(AND([.$D7]&gt;=26;[.$D7]&lt;=39);[.F$1];&quot;&quot;)">
            <text:p/>
          </table:table-cell>
          <table:table-cell table:formula="of:=IF(AND([.$D7]&gt;=40;[.$D7]&lt;=55);[.G$1];&quot;&quot;)">
            <text:p/>
          </table:table-cell>
          <table:table-cell table:formula="of:=IF(AND([.$D7]&gt;=56;[.$D7]&lt;=71);[.H$1];&quot;&quot;)" office:value-type="string" office:string-value="large" calcext:value-type="string">
            <text:p>large</text:p>
          </table:table-cell>
          <table:table-cell table:formula="of:=IF([.$D7]&gt;=72;[.I$1];&quot;&quot;)">
            <text:p/>
          </table:table-cell>
          <table:table-cell table:formula="of:=COM.MICROSOFT.CONCAT([.E7];[.F7];[.G7];[.H7];[.I7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7];&quot;'  WHERE `uid` = &quot;;[.A7];&quot;;&quot;)" office:value-type="string" office:string-value="UPDATE `tt_content`   SET `space_before_class` = 'large'  WHERE `uid` = 3126;" calcext:value-type="string">
            <text:p>UPDATE `tt_content` <text:s text:c="2"/>SET `space_before_class` = 'large' <text:s/>WHERE `uid` = 3126;</text:p>
          </table:table-cell>
          <table:table-cell table:number-columns-repeated="1013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8730" calcext:value-type="float">
            <text:p>8730</text:p>
          </table:table-cell>
          <table:table-cell office:value-type="string" calcext:value-type="string">
            <text:p>[Die Netzmacher - TYPO3 Silver Member]</text:p>
          </table:table-cell>
          <table:table-cell office:value-type="float" office:value="60" calcext:value-type="float">
            <text:p>60</text:p>
          </table:table-cell>
          <table:table-cell table:formula="of:=IF(AND([.$D8]&gt;=1;[.$D8]&lt;=25);[.E$1];&quot;&quot;)">
            <text:p/>
          </table:table-cell>
          <table:table-cell table:formula="of:=IF(AND([.$D8]&gt;=26;[.$D8]&lt;=39);[.F$1];&quot;&quot;)">
            <text:p/>
          </table:table-cell>
          <table:table-cell table:formula="of:=IF(AND([.$D8]&gt;=40;[.$D8]&lt;=55);[.G$1];&quot;&quot;)">
            <text:p/>
          </table:table-cell>
          <table:table-cell table:formula="of:=IF(AND([.$D8]&gt;=56;[.$D8]&lt;=71);[.H$1];&quot;&quot;)" office:value-type="string" office:string-value="large" calcext:value-type="string">
            <text:p>large</text:p>
          </table:table-cell>
          <table:table-cell table:formula="of:=IF([.$D8]&gt;=72;[.I$1];&quot;&quot;)">
            <text:p/>
          </table:table-cell>
          <table:table-cell table:formula="of:=COM.MICROSOFT.CONCAT([.E8];[.F8];[.G8];[.H8];[.I8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8];&quot;'  WHERE `uid` = &quot;;[.A8];&quot;;&quot;)" office:value-type="string" office:string-value="UPDATE `tt_content`   SET `space_before_class` = 'large'  WHERE `uid` = 3280;" calcext:value-type="string">
            <text:p>UPDATE `tt_content` <text:s text:c="2"/>SET `space_before_class` = 'large' <text:s/>WHERE `uid` = 3280;</text:p>
          </table:table-cell>
          <table:table-cell table:number-columns-repeated="1013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8711" calcext:value-type="float">
            <text:p>8711</text:p>
          </table:table-cell>
          <table:table-cell office:value-type="string" calcext:value-type="string">
            <text:p>[Die Netzmacher - TYPO3 Silver Member]</text:p>
          </table:table-cell>
          <table:table-cell office:value-type="float" office:value="60" calcext:value-type="float">
            <text:p>60</text:p>
          </table:table-cell>
          <table:table-cell table:formula="of:=IF(AND([.$D9]&gt;=1;[.$D9]&lt;=25);[.E$1];&quot;&quot;)">
            <text:p/>
          </table:table-cell>
          <table:table-cell table:formula="of:=IF(AND([.$D9]&gt;=26;[.$D9]&lt;=39);[.F$1];&quot;&quot;)">
            <text:p/>
          </table:table-cell>
          <table:table-cell table:formula="of:=IF(AND([.$D9]&gt;=40;[.$D9]&lt;=55);[.G$1];&quot;&quot;)">
            <text:p/>
          </table:table-cell>
          <table:table-cell table:formula="of:=IF(AND([.$D9]&gt;=56;[.$D9]&lt;=71);[.H$1];&quot;&quot;)" office:value-type="string" office:string-value="large" calcext:value-type="string">
            <text:p>large</text:p>
          </table:table-cell>
          <table:table-cell table:formula="of:=IF([.$D9]&gt;=72;[.I$1];&quot;&quot;)">
            <text:p/>
          </table:table-cell>
          <table:table-cell table:formula="of:=COM.MICROSOFT.CONCAT([.E9];[.F9];[.G9];[.H9];[.I9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9];&quot;'  WHERE `uid` = &quot;;[.A9];&quot;;&quot;)" office:value-type="string" office:string-value="UPDATE `tt_content`   SET `space_before_class` = 'large'  WHERE `uid` = 3259;" calcext:value-type="string">
            <text:p>UPDATE `tt_content` <text:s text:c="2"/>SET `space_before_class` = 'large' <text:s/>WHERE `uid` = 3259;</text:p>
          </table:table-cell>
          <table:table-cell table:number-columns-repeated="1013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8851" calcext:value-type="float">
            <text:p>8851</text:p>
          </table:table-cell>
          <table:table-cell office:value-type="string" calcext:value-type="string">
            <text:p>[Logo TYPO3]</text:p>
          </table:table-cell>
          <table:table-cell office:value-type="float" office:value="50" calcext:value-type="float">
            <text:p>50</text:p>
          </table:table-cell>
          <table:table-cell table:formula="of:=IF(AND([.$D10]&gt;=1;[.$D10]&lt;=25);[.E$1];&quot;&quot;)">
            <text:p/>
          </table:table-cell>
          <table:table-cell table:formula="of:=IF(AND([.$D10]&gt;=26;[.$D10]&lt;=39);[.F$1];&quot;&quot;)">
            <text:p/>
          </table:table-cell>
          <table:table-cell table:formula="of:=IF(AND([.$D10]&gt;=40;[.$D10]&lt;=55);[.G$1];&quot;&quot;)" office:value-type="string" office:string-value="medium" calcext:value-type="string">
            <text:p>medium</text:p>
          </table:table-cell>
          <table:table-cell table:formula="of:=IF(AND([.$D10]&gt;=56;[.$D10]&lt;=71);[.H$1];&quot;&quot;)">
            <text:p/>
          </table:table-cell>
          <table:table-cell table:formula="of:=IF([.$D10]&gt;=72;[.I$1];&quot;&quot;)">
            <text:p/>
          </table:table-cell>
          <table:table-cell table:formula="of:=COM.MICROSOFT.CONCAT([.E10];[.F10];[.G10];[.H10];[.I10])" office:value-type="string" office:string-value="medium" calcext:value-type="string">
            <text:p>medium</text:p>
          </table:table-cell>
          <table:table-cell table:formula="of:=COM.MICROSOFT.CONCAT(&quot;UPDATE `tt_content`   SET `space_before_class` = '&quot;;[.J10];&quot;'  WHERE `uid` = &quot;;[.A10];&quot;;&quot;)" office:value-type="string" office:string-value="UPDATE `tt_content`   SET `space_before_class` = 'medium'  WHERE `uid` = 3551;" calcext:value-type="string">
            <text:p>UPDATE `tt_content` <text:s text:c="2"/>SET `space_before_class` = 'medium' <text:s/>WHERE `uid` = 3551;</text:p>
          </table:table-cell>
          <table:table-cell table:number-columns-repeated="1013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8851" calcext:value-type="float">
            <text:p>885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IF(AND([.$D11]&gt;=1;[.$D11]&lt;=25);[.E$1];&quot;&quot;)">
            <text:p/>
          </table:table-cell>
          <table:table-cell table:formula="of:=IF(AND([.$D11]&gt;=26;[.$D11]&lt;=39);[.F$1];&quot;&quot;)">
            <text:p/>
          </table:table-cell>
          <table:table-cell table:formula="of:=IF(AND([.$D11]&gt;=40;[.$D11]&lt;=55);[.G$1];&quot;&quot;)" office:value-type="string" office:string-value="medium" calcext:value-type="string">
            <text:p>medium</text:p>
          </table:table-cell>
          <table:table-cell table:formula="of:=IF(AND([.$D11]&gt;=56;[.$D11]&lt;=71);[.H$1];&quot;&quot;)">
            <text:p/>
          </table:table-cell>
          <table:table-cell table:formula="of:=IF([.$D11]&gt;=72;[.I$1];&quot;&quot;)">
            <text:p/>
          </table:table-cell>
          <table:table-cell table:formula="of:=COM.MICROSOFT.CONCAT([.E11];[.F11];[.G11];[.H11];[.I11])" office:value-type="string" office:string-value="medium" calcext:value-type="string">
            <text:p>medium</text:p>
          </table:table-cell>
          <table:table-cell table:formula="of:=COM.MICROSOFT.CONCAT(&quot;UPDATE `tt_content`   SET `space_before_class` = '&quot;;[.J11];&quot;'  WHERE `uid` = &quot;;[.A11];&quot;;&quot;)" office:value-type="string" office:string-value="UPDATE `tt_content`   SET `space_before_class` = 'medium'  WHERE `uid` = 3496;" calcext:value-type="string">
            <text:p>UPDATE `tt_content` <text:s text:c="2"/>SET `space_before_class` = 'medium' <text:s/>WHERE `uid` = 3496;</text:p>
          </table:table-cell>
          <table:table-cell table:number-columns-repeated="1013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8853" calcext:value-type="float">
            <text:p>8853</text:p>
          </table:table-cell>
          <table:table-cell office:value-type="string" calcext:value-type="string">
            <text:p>[Dirk Wildt]</text:p>
          </table:table-cell>
          <table:table-cell office:value-type="float" office:value="67" calcext:value-type="float">
            <text:p>67</text:p>
          </table:table-cell>
          <table:table-cell table:formula="of:=IF(AND([.$D12]&gt;=1;[.$D12]&lt;=25);[.E$1];&quot;&quot;)">
            <text:p/>
          </table:table-cell>
          <table:table-cell table:formula="of:=IF(AND([.$D12]&gt;=26;[.$D12]&lt;=39);[.F$1];&quot;&quot;)">
            <text:p/>
          </table:table-cell>
          <table:table-cell table:formula="of:=IF(AND([.$D12]&gt;=40;[.$D12]&lt;=55);[.G$1];&quot;&quot;)">
            <text:p/>
          </table:table-cell>
          <table:table-cell table:formula="of:=IF(AND([.$D12]&gt;=56;[.$D12]&lt;=71);[.H$1];&quot;&quot;)" office:value-type="string" office:string-value="large" calcext:value-type="string">
            <text:p>large</text:p>
          </table:table-cell>
          <table:table-cell table:formula="of:=IF([.$D12]&gt;=72;[.I$1];&quot;&quot;)">
            <text:p/>
          </table:table-cell>
          <table:table-cell table:formula="of:=COM.MICROSOFT.CONCAT([.E12];[.F12];[.G12];[.H12];[.I12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12];&quot;'  WHERE `uid` = &quot;;[.A12];&quot;;&quot;)" office:value-type="string" office:string-value="UPDATE `tt_content`   SET `space_before_class` = 'large'  WHERE `uid` = 3511;" calcext:value-type="string">
            <text:p>UPDATE `tt_content` <text:s text:c="2"/>SET `space_before_class` = 'large' <text:s/>WHERE `uid` = 3511;</text:p>
          </table:table-cell>
          <table:table-cell table:number-columns-repeated="1013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8866" calcext:value-type="float">
            <text:p>8866</text:p>
          </table:table-cell>
          <table:table-cell office:value-type="string" calcext:value-type="string">
            <text:p>[Dirk Wildt]</text:p>
          </table:table-cell>
          <table:table-cell office:value-type="float" office:value="64" calcext:value-type="float">
            <text:p>64</text:p>
          </table:table-cell>
          <table:table-cell table:formula="of:=IF(AND([.$D13]&gt;=1;[.$D13]&lt;=25);[.E$1];&quot;&quot;)">
            <text:p/>
          </table:table-cell>
          <table:table-cell table:formula="of:=IF(AND([.$D13]&gt;=26;[.$D13]&lt;=39);[.F$1];&quot;&quot;)">
            <text:p/>
          </table:table-cell>
          <table:table-cell table:formula="of:=IF(AND([.$D13]&gt;=40;[.$D13]&lt;=55);[.G$1];&quot;&quot;)">
            <text:p/>
          </table:table-cell>
          <table:table-cell table:formula="of:=IF(AND([.$D13]&gt;=56;[.$D13]&lt;=71);[.H$1];&quot;&quot;)" office:value-type="string" office:string-value="large" calcext:value-type="string">
            <text:p>large</text:p>
          </table:table-cell>
          <table:table-cell table:formula="of:=IF([.$D13]&gt;=72;[.I$1];&quot;&quot;)">
            <text:p/>
          </table:table-cell>
          <table:table-cell table:formula="of:=COM.MICROSOFT.CONCAT([.E13];[.F13];[.G13];[.H13];[.I13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13];&quot;'  WHERE `uid` = &quot;;[.A13];&quot;;&quot;)" office:value-type="string" office:string-value="UPDATE `tt_content`   SET `space_before_class` = 'large'  WHERE `uid` = 3581;" calcext:value-type="string">
            <text:p>UPDATE `tt_content` <text:s text:c="2"/>SET `space_before_class` = 'large' <text:s/>WHERE `uid` = 3581;</text:p>
          </table:table-cell>
          <table:table-cell table:number-columns-repeated="1013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[Smartphone]</text:p>
          </table:table-cell>
          <table:table-cell office:value-type="float" office:value="40" calcext:value-type="float">
            <text:p>40</text:p>
          </table:table-cell>
          <table:table-cell table:formula="of:=IF(AND([.$D14]&gt;=1;[.$D14]&lt;=25);[.E$1];&quot;&quot;)">
            <text:p/>
          </table:table-cell>
          <table:table-cell table:formula="of:=IF(AND([.$D14]&gt;=26;[.$D14]&lt;=39);[.F$1];&quot;&quot;)">
            <text:p/>
          </table:table-cell>
          <table:table-cell table:formula="of:=IF(AND([.$D14]&gt;=40;[.$D14]&lt;=55);[.G$1];&quot;&quot;)" office:value-type="string" office:string-value="medium" calcext:value-type="string">
            <text:p>medium</text:p>
          </table:table-cell>
          <table:table-cell table:formula="of:=IF(AND([.$D14]&gt;=56;[.$D14]&lt;=71);[.H$1];&quot;&quot;)">
            <text:p/>
          </table:table-cell>
          <table:table-cell table:formula="of:=IF([.$D14]&gt;=72;[.I$1];&quot;&quot;)">
            <text:p/>
          </table:table-cell>
          <table:table-cell table:formula="of:=COM.MICROSOFT.CONCAT([.E14];[.F14];[.G14];[.H14];[.I14])" office:value-type="string" office:string-value="medium" calcext:value-type="string">
            <text:p>medium</text:p>
          </table:table-cell>
          <table:table-cell table:formula="of:=COM.MICROSOFT.CONCAT(&quot;UPDATE `tt_content`   SET `space_before_class` = '&quot;;[.J14];&quot;'  WHERE `uid` = &quot;;[.A14];&quot;;&quot;)" office:value-type="string" office:string-value="UPDATE `tt_content`   SET `space_before_class` = 'medium'  WHERE `uid` = 4234;" calcext:value-type="string">
            <text:p>UPDATE `tt_content` <text:s text:c="2"/>SET `space_before_class` = 'medium' <text:s/>WHERE `uid` = 4234;</text:p>
          </table:table-cell>
          <table:table-cell table:number-columns-repeated="1013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8851" calcext:value-type="float">
            <text:p>8851</text:p>
          </table:table-cell>
          <table:table-cell office:value-type="string" calcext:value-type="string">
            <text:p>[Logo netzbegrünung]</text:p>
          </table:table-cell>
          <table:table-cell office:value-type="float" office:value="120" calcext:value-type="float">
            <text:p>120</text:p>
          </table:table-cell>
          <table:table-cell table:formula="of:=IF(AND([.$D15]&gt;=1;[.$D15]&lt;=25);[.E$1];&quot;&quot;)">
            <text:p/>
          </table:table-cell>
          <table:table-cell table:formula="of:=IF(AND([.$D15]&gt;=26;[.$D15]&lt;=39);[.F$1];&quot;&quot;)">
            <text:p/>
          </table:table-cell>
          <table:table-cell table:formula="of:=IF(AND([.$D15]&gt;=40;[.$D15]&lt;=55);[.G$1];&quot;&quot;)">
            <text:p/>
          </table:table-cell>
          <table:table-cell table:formula="of:=IF(AND([.$D15]&gt;=56;[.$D15]&lt;=71);[.H$1];&quot;&quot;)">
            <text:p/>
          </table:table-cell>
          <table:table-cell table:formula="of:=IF([.$D15]&gt;=72;[.I$1];&quot;&quot;)" office:value-type="string" office:string-value="extra-large" calcext:value-type="string">
            <text:p>extra-large</text:p>
          </table:table-cell>
          <table:table-cell table:formula="of:=COM.MICROSOFT.CONCAT([.E15];[.F15];[.G15];[.H15];[.I15])" office:value-type="string" office:string-value="extra-large" calcext:value-type="string">
            <text:p>extra-large</text:p>
          </table:table-cell>
          <table:table-cell table:formula="of:=COM.MICROSOFT.CONCAT(&quot;UPDATE `tt_content`   SET `space_before_class` = '&quot;;[.J15];&quot;'  WHERE `uid` = &quot;;[.A15];&quot;;&quot;)" office:value-type="string" office:string-value="UPDATE `tt_content`   SET `space_before_class` = 'extra-large'  WHERE `uid` = 3629;" calcext:value-type="string">
            <text:p>UPDATE `tt_content` <text:s text:c="2"/>SET `space_before_class` = 'extra-large' <text:s/>WHERE `uid` = 3629;</text:p>
          </table:table-cell>
          <table:table-cell table:number-columns-repeated="1013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8886" calcext:value-type="float">
            <text:p>8886</text:p>
          </table:table-cell>
          <table:table-cell office:value-type="string" calcext:value-type="string">
            <text:p>TYPO3 GRÜNE: Sponsoring »</text:p>
          </table:table-cell>
          <table:table-cell office:value-type="float" office:value="60" calcext:value-type="float">
            <text:p>60</text:p>
          </table:table-cell>
          <table:table-cell table:formula="of:=IF(AND([.$D16]&gt;=1;[.$D16]&lt;=25);[.E$1];&quot;&quot;)">
            <text:p/>
          </table:table-cell>
          <table:table-cell table:formula="of:=IF(AND([.$D16]&gt;=26;[.$D16]&lt;=39);[.F$1];&quot;&quot;)">
            <text:p/>
          </table:table-cell>
          <table:table-cell table:formula="of:=IF(AND([.$D16]&gt;=40;[.$D16]&lt;=55);[.G$1];&quot;&quot;)">
            <text:p/>
          </table:table-cell>
          <table:table-cell table:formula="of:=IF(AND([.$D16]&gt;=56;[.$D16]&lt;=71);[.H$1];&quot;&quot;)" office:value-type="string" office:string-value="large" calcext:value-type="string">
            <text:p>large</text:p>
          </table:table-cell>
          <table:table-cell table:formula="of:=IF([.$D16]&gt;=72;[.I$1];&quot;&quot;)">
            <text:p/>
          </table:table-cell>
          <table:table-cell table:formula="of:=COM.MICROSOFT.CONCAT([.E16];[.F16];[.G16];[.H16];[.I16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16];&quot;'  WHERE `uid` = &quot;;[.A16];&quot;;&quot;)" office:value-type="string" office:string-value="UPDATE `tt_content`   SET `space_before_class` = 'large'  WHERE `uid` = 3656;" calcext:value-type="string">
            <text:p>UPDATE `tt_content` <text:s text:c="2"/>SET `space_before_class` = 'large' <text:s/>WHERE `uid` = 3656;</text:p>
          </table:table-cell>
          <table:table-cell table:number-columns-repeated="1013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8882" calcext:value-type="float">
            <text:p>8882</text:p>
          </table:table-cell>
          <table:table-cell office:value-type="string" calcext:value-type="string">
            <text:p>TYPO3 GRÜNE »</text:p>
          </table:table-cell>
          <table:table-cell office:value-type="float" office:value="60" calcext:value-type="float">
            <text:p>60</text:p>
          </table:table-cell>
          <table:table-cell table:formula="of:=IF(AND([.$D17]&gt;=1;[.$D17]&lt;=25);[.E$1];&quot;&quot;)">
            <text:p/>
          </table:table-cell>
          <table:table-cell table:formula="of:=IF(AND([.$D17]&gt;=26;[.$D17]&lt;=39);[.F$1];&quot;&quot;)">
            <text:p/>
          </table:table-cell>
          <table:table-cell table:formula="of:=IF(AND([.$D17]&gt;=40;[.$D17]&lt;=55);[.G$1];&quot;&quot;)">
            <text:p/>
          </table:table-cell>
          <table:table-cell table:formula="of:=IF(AND([.$D17]&gt;=56;[.$D17]&lt;=71);[.H$1];&quot;&quot;)" office:value-type="string" office:string-value="large" calcext:value-type="string">
            <text:p>large</text:p>
          </table:table-cell>
          <table:table-cell table:formula="of:=IF([.$D17]&gt;=72;[.I$1];&quot;&quot;)">
            <text:p/>
          </table:table-cell>
          <table:table-cell table:formula="of:=COM.MICROSOFT.CONCAT([.E17];[.F17];[.G17];[.H17];[.I17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17];&quot;'  WHERE `uid` = &quot;;[.A17];&quot;;&quot;)" office:value-type="string" office:string-value="UPDATE `tt_content`   SET `space_before_class` = 'large'  WHERE `uid` = 3657;" calcext:value-type="string">
            <text:p>UPDATE `tt_content` <text:s text:c="2"/>SET `space_before_class` = 'large' <text:s/>WHERE `uid` = 3657;</text:p>
          </table:table-cell>
          <table:table-cell table:number-columns-repeated="1013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8903" calcext:value-type="float">
            <text:p>8903</text:p>
          </table:table-cell>
          <table:table-cell office:value-type="string" calcext:value-type="string">
            <text:p>[TYPO3-silver-member-Logo]</text:p>
          </table:table-cell>
          <table:table-cell office:value-type="float" office:value="70" calcext:value-type="float">
            <text:p>70</text:p>
          </table:table-cell>
          <table:table-cell table:formula="of:=IF(AND([.$D18]&gt;=1;[.$D18]&lt;=25);[.E$1];&quot;&quot;)">
            <text:p/>
          </table:table-cell>
          <table:table-cell table:formula="of:=IF(AND([.$D18]&gt;=26;[.$D18]&lt;=39);[.F$1];&quot;&quot;)">
            <text:p/>
          </table:table-cell>
          <table:table-cell table:formula="of:=IF(AND([.$D18]&gt;=40;[.$D18]&lt;=55);[.G$1];&quot;&quot;)">
            <text:p/>
          </table:table-cell>
          <table:table-cell table:formula="of:=IF(AND([.$D18]&gt;=56;[.$D18]&lt;=71);[.H$1];&quot;&quot;)" office:value-type="string" office:string-value="large" calcext:value-type="string">
            <text:p>large</text:p>
          </table:table-cell>
          <table:table-cell table:formula="of:=IF([.$D18]&gt;=72;[.I$1];&quot;&quot;)">
            <text:p/>
          </table:table-cell>
          <table:table-cell table:formula="of:=COM.MICROSOFT.CONCAT([.E18];[.F18];[.G18];[.H18];[.I18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18];&quot;'  WHERE `uid` = &quot;;[.A18];&quot;;&quot;)" office:value-type="string" office:string-value="UPDATE `tt_content`   SET `space_before_class` = 'large'  WHERE `uid` = 3759;" calcext:value-type="string">
            <text:p>UPDATE `tt_content` <text:s text:c="2"/>SET `space_before_class` = 'large' <text:s/>WHERE `uid` = 3759;</text:p>
          </table:table-cell>
          <table:table-cell table:number-columns-repeated="1013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[Netzmacher / TYPO3 Silver Member]</text:p>
          </table:table-cell>
          <table:table-cell office:value-type="float" office:value="6" calcext:value-type="float">
            <text:p>6</text:p>
          </table:table-cell>
          <table:table-cell table:formula="of:=IF(AND([.$D19]&gt;=1;[.$D19]&lt;=25);[.E$1];&quot;&quot;)" office:value-type="string" office:string-value="extra-small" calcext:value-type="string">
            <text:p>extra-small</text:p>
          </table:table-cell>
          <table:table-cell table:formula="of:=IF(AND([.$D19]&gt;=26;[.$D19]&lt;=39);[.F$1];&quot;&quot;)">
            <text:p/>
          </table:table-cell>
          <table:table-cell table:formula="of:=IF(AND([.$D19]&gt;=40;[.$D19]&lt;=55);[.G$1];&quot;&quot;)">
            <text:p/>
          </table:table-cell>
          <table:table-cell table:formula="of:=IF(AND([.$D19]&gt;=56;[.$D19]&lt;=71);[.H$1];&quot;&quot;)">
            <text:p/>
          </table:table-cell>
          <table:table-cell table:formula="of:=IF([.$D19]&gt;=72;[.I$1];&quot;&quot;)">
            <text:p/>
          </table:table-cell>
          <table:table-cell table:formula="of:=COM.MICROSOFT.CONCAT([.E19];[.F19];[.G19];[.H19];[.I19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19];&quot;'  WHERE `uid` = &quot;;[.A19];&quot;;&quot;)" office:value-type="string" office:string-value="UPDATE `tt_content`   SET `space_before_class` = 'extra-small'  WHERE `uid` = 4008;" calcext:value-type="string">
            <text:p>UPDATE `tt_content` <text:s text:c="2"/>SET `space_before_class` = 'extra-small' <text:s/>WHERE `uid` = 4008;</text:p>
          </table:table-cell>
          <table:table-cell table:number-columns-repeated="1013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8903" calcext:value-type="float">
            <text:p>8903</text:p>
          </table:table-cell>
          <table:table-cell office:value-type="string" calcext:value-type="string">
            <text:p>[Netzmacher-Logo]</text:p>
          </table:table-cell>
          <table:table-cell office:value-type="float" office:value="20" calcext:value-type="float">
            <text:p>20</text:p>
          </table:table-cell>
          <table:table-cell table:formula="of:=IF(AND([.$D20]&gt;=1;[.$D20]&lt;=25);[.E$1];&quot;&quot;)" office:value-type="string" office:string-value="extra-small" calcext:value-type="string">
            <text:p>extra-small</text:p>
          </table:table-cell>
          <table:table-cell table:formula="of:=IF(AND([.$D20]&gt;=26;[.$D20]&lt;=39);[.F$1];&quot;&quot;)">
            <text:p/>
          </table:table-cell>
          <table:table-cell table:formula="of:=IF(AND([.$D20]&gt;=40;[.$D20]&lt;=55);[.G$1];&quot;&quot;)">
            <text:p/>
          </table:table-cell>
          <table:table-cell table:formula="of:=IF(AND([.$D20]&gt;=56;[.$D20]&lt;=71);[.H$1];&quot;&quot;)">
            <text:p/>
          </table:table-cell>
          <table:table-cell table:formula="of:=IF([.$D20]&gt;=72;[.I$1];&quot;&quot;)">
            <text:p/>
          </table:table-cell>
          <table:table-cell table:formula="of:=COM.MICROSOFT.CONCAT([.E20];[.F20];[.G20];[.H20];[.I20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20];&quot;'  WHERE `uid` = &quot;;[.A20];&quot;;&quot;)" office:value-type="string" office:string-value="UPDATE `tt_content`   SET `space_before_class` = 'extra-small'  WHERE `uid` = 3760;" calcext:value-type="string">
            <text:p>UPDATE `tt_content` <text:s text:c="2"/>SET `space_before_class` = 'extra-small' <text:s/>WHERE `uid` = 3760;</text:p>
          </table:table-cell>
          <table:table-cell table:number-columns-repeated="1013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[Netzmacher / TYPO3 Silver Member]</text:p>
          </table:table-cell>
          <table:table-cell office:value-type="float" office:value="52" calcext:value-type="float">
            <text:p>52</text:p>
          </table:table-cell>
          <table:table-cell table:formula="of:=IF(AND([.$D21]&gt;=1;[.$D21]&lt;=25);[.E$1];&quot;&quot;)">
            <text:p/>
          </table:table-cell>
          <table:table-cell table:formula="of:=IF(AND([.$D21]&gt;=26;[.$D21]&lt;=39);[.F$1];&quot;&quot;)">
            <text:p/>
          </table:table-cell>
          <table:table-cell table:formula="of:=IF(AND([.$D21]&gt;=40;[.$D21]&lt;=55);[.G$1];&quot;&quot;)" office:value-type="string" office:string-value="medium" calcext:value-type="string">
            <text:p>medium</text:p>
          </table:table-cell>
          <table:table-cell table:formula="of:=IF(AND([.$D21]&gt;=56;[.$D21]&lt;=71);[.H$1];&quot;&quot;)">
            <text:p/>
          </table:table-cell>
          <table:table-cell table:formula="of:=IF([.$D21]&gt;=72;[.I$1];&quot;&quot;)">
            <text:p/>
          </table:table-cell>
          <table:table-cell table:formula="of:=COM.MICROSOFT.CONCAT([.E21];[.F21];[.G21];[.H21];[.I21])" office:value-type="string" office:string-value="medium" calcext:value-type="string">
            <text:p>medium</text:p>
          </table:table-cell>
          <table:table-cell table:formula="of:=COM.MICROSOFT.CONCAT(&quot;UPDATE `tt_content`   SET `space_before_class` = '&quot;;[.J21];&quot;'  WHERE `uid` = &quot;;[.A21];&quot;;&quot;)" office:value-type="string" office:string-value="UPDATE `tt_content`   SET `space_before_class` = 'medium'  WHERE `uid` = 3762;" calcext:value-type="string">
            <text:p>UPDATE `tt_content` <text:s text:c="2"/>SET `space_before_class` = 'medium' <text:s/>WHERE `uid` = 3762;</text:p>
          </table:table-cell>
          <table:table-cell table:number-columns-repeated="1013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[Icon Bar]</text:p>
          </table:table-cell>
          <table:table-cell office:value-type="float" office:value="92" calcext:value-type="float">
            <text:p>92</text:p>
          </table:table-cell>
          <table:table-cell table:formula="of:=IF(AND([.$D22]&gt;=1;[.$D22]&lt;=25);[.E$1];&quot;&quot;)">
            <text:p/>
          </table:table-cell>
          <table:table-cell table:formula="of:=IF(AND([.$D22]&gt;=26;[.$D22]&lt;=39);[.F$1];&quot;&quot;)">
            <text:p/>
          </table:table-cell>
          <table:table-cell table:formula="of:=IF(AND([.$D22]&gt;=40;[.$D22]&lt;=55);[.G$1];&quot;&quot;)">
            <text:p/>
          </table:table-cell>
          <table:table-cell table:formula="of:=IF(AND([.$D22]&gt;=56;[.$D22]&lt;=71);[.H$1];&quot;&quot;)">
            <text:p/>
          </table:table-cell>
          <table:table-cell table:formula="of:=IF([.$D22]&gt;=72;[.I$1];&quot;&quot;)" office:value-type="string" office:string-value="extra-large" calcext:value-type="string">
            <text:p>extra-large</text:p>
          </table:table-cell>
          <table:table-cell table:formula="of:=COM.MICROSOFT.CONCAT([.E22];[.F22];[.G22];[.H22];[.I22])" office:value-type="string" office:string-value="extra-large" calcext:value-type="string">
            <text:p>extra-large</text:p>
          </table:table-cell>
          <table:table-cell table:formula="of:=COM.MICROSOFT.CONCAT(&quot;UPDATE `tt_content`   SET `space_before_class` = '&quot;;[.J22];&quot;'  WHERE `uid` = &quot;;[.A22];&quot;;&quot;)" office:value-type="string" office:string-value="UPDATE `tt_content`   SET `space_before_class` = 'extra-large'  WHERE `uid` = 3778;" calcext:value-type="string">
            <text:p>UPDATE `tt_content` <text:s text:c="2"/>SET `space_before_class` = 'extra-large' <text:s/>WHERE `uid` = 3778;</text:p>
          </table:table-cell>
          <table:table-cell table:number-columns-repeated="1013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8466" calcext:value-type="float">
            <text:p>8466</text:p>
          </table:table-cell>
          <table:table-cell office:value-type="string" calcext:value-type="string">
            <text:p>[Netzmacher / TYPO3 Silver Member]</text:p>
          </table:table-cell>
          <table:table-cell office:value-type="float" office:value="5" calcext:value-type="float">
            <text:p>5</text:p>
          </table:table-cell>
          <table:table-cell table:formula="of:=IF(AND([.$D23]&gt;=1;[.$D23]&lt;=25);[.E$1];&quot;&quot;)" office:value-type="string" office:string-value="extra-small" calcext:value-type="string">
            <text:p>extra-small</text:p>
          </table:table-cell>
          <table:table-cell table:formula="of:=IF(AND([.$D23]&gt;=26;[.$D23]&lt;=39);[.F$1];&quot;&quot;)">
            <text:p/>
          </table:table-cell>
          <table:table-cell table:formula="of:=IF(AND([.$D23]&gt;=40;[.$D23]&lt;=55);[.G$1];&quot;&quot;)">
            <text:p/>
          </table:table-cell>
          <table:table-cell table:formula="of:=IF(AND([.$D23]&gt;=56;[.$D23]&lt;=71);[.H$1];&quot;&quot;)">
            <text:p/>
          </table:table-cell>
          <table:table-cell table:formula="of:=IF([.$D23]&gt;=72;[.I$1];&quot;&quot;)">
            <text:p/>
          </table:table-cell>
          <table:table-cell table:formula="of:=COM.MICROSOFT.CONCAT([.E23];[.F23];[.G23];[.H23];[.I23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23];&quot;'  WHERE `uid` = &quot;;[.A23];&quot;;&quot;)" office:value-type="string" office:string-value="UPDATE `tt_content`   SET `space_before_class` = 'extra-small'  WHERE `uid` = 3908;" calcext:value-type="string">
            <text:p>UPDATE `tt_content` <text:s text:c="2"/>SET `space_before_class` = 'extra-small' <text:s/>WHERE `uid` = 3908;</text:p>
          </table:table-cell>
          <table:table-cell table:number-columns-repeated="1013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8468" calcext:value-type="float">
            <text:p>8468</text:p>
          </table:table-cell>
          <table:table-cell office:value-type="string" calcext:value-type="string">
            <text:p>[Netzmacher / TYPO3 Silver Member]</text:p>
          </table:table-cell>
          <table:table-cell office:value-type="float" office:value="5" calcext:value-type="float">
            <text:p>5</text:p>
          </table:table-cell>
          <table:table-cell table:formula="of:=IF(AND([.$D24]&gt;=1;[.$D24]&lt;=25);[.E$1];&quot;&quot;)" office:value-type="string" office:string-value="extra-small" calcext:value-type="string">
            <text:p>extra-small</text:p>
          </table:table-cell>
          <table:table-cell table:formula="of:=IF(AND([.$D24]&gt;=26;[.$D24]&lt;=39);[.F$1];&quot;&quot;)">
            <text:p/>
          </table:table-cell>
          <table:table-cell table:formula="of:=IF(AND([.$D24]&gt;=40;[.$D24]&lt;=55);[.G$1];&quot;&quot;)">
            <text:p/>
          </table:table-cell>
          <table:table-cell table:formula="of:=IF(AND([.$D24]&gt;=56;[.$D24]&lt;=71);[.H$1];&quot;&quot;)">
            <text:p/>
          </table:table-cell>
          <table:table-cell table:formula="of:=IF([.$D24]&gt;=72;[.I$1];&quot;&quot;)">
            <text:p/>
          </table:table-cell>
          <table:table-cell table:formula="of:=COM.MICROSOFT.CONCAT([.E24];[.F24];[.G24];[.H24];[.I24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24];&quot;'  WHERE `uid` = &quot;;[.A24];&quot;;&quot;)" office:value-type="string" office:string-value="UPDATE `tt_content`   SET `space_before_class` = 'extra-small'  WHERE `uid` = 3916;" calcext:value-type="string">
            <text:p>UPDATE `tt_content` <text:s text:c="2"/>SET `space_before_class` = 'extra-small' <text:s/>WHERE `uid` = 3916;</text:p>
          </table:table-cell>
          <table:table-cell table:number-columns-repeated="1013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7492" calcext:value-type="float">
            <text:p>7492</text:p>
          </table:table-cell>
          <table:table-cell office:value-type="string" calcext:value-type="string">
            <text:p>[Netzmacher / TYPO3 Silver Member]</text:p>
          </table:table-cell>
          <table:table-cell office:value-type="float" office:value="6" calcext:value-type="float">
            <text:p>6</text:p>
          </table:table-cell>
          <table:table-cell table:formula="of:=IF(AND([.$D25]&gt;=1;[.$D25]&lt;=25);[.E$1];&quot;&quot;)" office:value-type="string" office:string-value="extra-small" calcext:value-type="string">
            <text:p>extra-small</text:p>
          </table:table-cell>
          <table:table-cell table:formula="of:=IF(AND([.$D25]&gt;=26;[.$D25]&lt;=39);[.F$1];&quot;&quot;)">
            <text:p/>
          </table:table-cell>
          <table:table-cell table:formula="of:=IF(AND([.$D25]&gt;=40;[.$D25]&lt;=55);[.G$1];&quot;&quot;)">
            <text:p/>
          </table:table-cell>
          <table:table-cell table:formula="of:=IF(AND([.$D25]&gt;=56;[.$D25]&lt;=71);[.H$1];&quot;&quot;)">
            <text:p/>
          </table:table-cell>
          <table:table-cell table:formula="of:=IF([.$D25]&gt;=72;[.I$1];&quot;&quot;)">
            <text:p/>
          </table:table-cell>
          <table:table-cell table:formula="of:=COM.MICROSOFT.CONCAT([.E25];[.F25];[.G25];[.H25];[.I25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25];&quot;'  WHERE `uid` = &quot;;[.A25];&quot;;&quot;)" office:value-type="string" office:string-value="UPDATE `tt_content`   SET `space_before_class` = 'extra-small'  WHERE `uid` = 3931;" calcext:value-type="string">
            <text:p>UPDATE `tt_content` <text:s text:c="2"/>SET `space_before_class` = 'extra-small' <text:s/>WHERE `uid` = 3931;</text:p>
          </table:table-cell>
          <table:table-cell table:number-columns-repeated="1013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Netzmacher / TYPO3 Silver Member]</text:p>
          </table:table-cell>
          <table:table-cell office:value-type="float" office:value="6" calcext:value-type="float">
            <text:p>6</text:p>
          </table:table-cell>
          <table:table-cell table:formula="of:=IF(AND([.$D26]&gt;=1;[.$D26]&lt;=25);[.E$1];&quot;&quot;)" office:value-type="string" office:string-value="extra-small" calcext:value-type="string">
            <text:p>extra-small</text:p>
          </table:table-cell>
          <table:table-cell table:formula="of:=IF(AND([.$D26]&gt;=26;[.$D26]&lt;=39);[.F$1];&quot;&quot;)">
            <text:p/>
          </table:table-cell>
          <table:table-cell table:formula="of:=IF(AND([.$D26]&gt;=40;[.$D26]&lt;=55);[.G$1];&quot;&quot;)">
            <text:p/>
          </table:table-cell>
          <table:table-cell table:formula="of:=IF(AND([.$D26]&gt;=56;[.$D26]&lt;=71);[.H$1];&quot;&quot;)">
            <text:p/>
          </table:table-cell>
          <table:table-cell table:formula="of:=IF([.$D26]&gt;=72;[.I$1];&quot;&quot;)">
            <text:p/>
          </table:table-cell>
          <table:table-cell table:formula="of:=COM.MICROSOFT.CONCAT([.E26];[.F26];[.G26];[.H26];[.I26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26];&quot;'  WHERE `uid` = &quot;;[.A26];&quot;;&quot;)" office:value-type="string" office:string-value="UPDATE `tt_content`   SET `space_before_class` = 'extra-small'  WHERE `uid` = 3992;" calcext:value-type="string">
            <text:p>UPDATE `tt_content` <text:s text:c="2"/>SET `space_before_class` = 'extra-small' <text:s/>WHERE `uid` = 3992;</text:p>
          </table:table-cell>
          <table:table-cell table:number-columns-repeated="1013"/>
        </table:table-row>
        <table:table-row table:style-name="ro1">
          <table:table-cell table:style-name="Default" office:value-type="float" office:value="4005" calcext:value-type="float">
            <text:p>4005</text:p>
          </table:table-cell>
          <table:table-cell table:style-name="Default" office:value-type="float" office:value="8952" calcext:value-type="float">
            <text:p>8952</text:p>
          </table:table-cell>
          <table:table-cell table:style-name="Default" office:value-type="string" calcext:value-type="string">
            <text:p>[Netzmacher-Logo]</text:p>
          </table:table-cell>
          <table:table-cell table:style-name="Default" office:value-type="float" office:value="20" calcext:value-type="float">
            <text:p>20</text:p>
          </table:table-cell>
          <table:table-cell table:formula="of:=IF(AND([.$D27]&gt;=1;[.$D27]&lt;=25);[.E$1];&quot;&quot;)" office:value-type="string" office:string-value="extra-small" calcext:value-type="string">
            <text:p>extra-small</text:p>
          </table:table-cell>
          <table:table-cell table:formula="of:=IF(AND([.$D27]&gt;=26;[.$D27]&lt;=39);[.F$1];&quot;&quot;)">
            <text:p/>
          </table:table-cell>
          <table:table-cell table:formula="of:=IF(AND([.$D27]&gt;=40;[.$D27]&lt;=55);[.G$1];&quot;&quot;)">
            <text:p/>
          </table:table-cell>
          <table:table-cell table:formula="of:=IF(AND([.$D27]&gt;=56;[.$D27]&lt;=71);[.H$1];&quot;&quot;)">
            <text:p/>
          </table:table-cell>
          <table:table-cell table:formula="of:=IF([.$D27]&gt;=72;[.I$1];&quot;&quot;)">
            <text:p/>
          </table:table-cell>
          <table:table-cell table:formula="of:=COM.MICROSOFT.CONCAT([.E27];[.F27];[.G27];[.H27];[.I27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27];&quot;'  WHERE `uid` = &quot;;[.A27];&quot;;&quot;)" office:value-type="string" office:string-value="UPDATE `tt_content`   SET `space_before_class` = 'extra-small'  WHERE `uid` = 4005;" calcext:value-type="string">
            <text:p>UPDATE `tt_content` <text:s text:c="2"/>SET `space_before_class` = 'extra-small' <text:s/>WHERE `uid` = 4005;</text:p>
          </table:table-cell>
          <table:table-cell table:number-columns-repeated="1013"/>
        </table:table-row>
        <table:table-row table:style-name="ro1">
          <table:table-cell table:style-name="Default" office:value-type="float" office:value="4006" calcext:value-type="float">
            <text:p>4006</text:p>
          </table:table-cell>
          <table:table-cell table:style-name="Default" office:value-type="float" office:value="8952" calcext:value-type="float">
            <text:p>8952</text:p>
          </table:table-cell>
          <table:table-cell table:style-name="Default" office:value-type="string" calcext:value-type="string">
            <text:p>[TYPO3-silver-member-Logo]</text:p>
          </table:table-cell>
          <table:table-cell table:style-name="Default" office:value-type="float" office:value="70" calcext:value-type="float">
            <text:p>70</text:p>
          </table:table-cell>
          <table:table-cell table:formula="of:=IF(AND([.$D28]&gt;=1;[.$D28]&lt;=25);[.E$1];&quot;&quot;)">
            <text:p/>
          </table:table-cell>
          <table:table-cell table:formula="of:=IF(AND([.$D28]&gt;=26;[.$D28]&lt;=39);[.F$1];&quot;&quot;)">
            <text:p/>
          </table:table-cell>
          <table:table-cell table:formula="of:=IF(AND([.$D28]&gt;=40;[.$D28]&lt;=55);[.G$1];&quot;&quot;)">
            <text:p/>
          </table:table-cell>
          <table:table-cell table:formula="of:=IF(AND([.$D28]&gt;=56;[.$D28]&lt;=71);[.H$1];&quot;&quot;)" office:value-type="string" office:string-value="large" calcext:value-type="string">
            <text:p>large</text:p>
          </table:table-cell>
          <table:table-cell table:formula="of:=IF([.$D28]&gt;=72;[.I$1];&quot;&quot;)">
            <text:p/>
          </table:table-cell>
          <table:table-cell table:formula="of:=COM.MICROSOFT.CONCAT([.E28];[.F28];[.G28];[.H28];[.I28])" office:value-type="string" office:string-value="large" calcext:value-type="string">
            <text:p>large</text:p>
          </table:table-cell>
          <table:table-cell table:formula="of:=COM.MICROSOFT.CONCAT(&quot;UPDATE `tt_content`   SET `space_before_class` = '&quot;;[.J28];&quot;'  WHERE `uid` = &quot;;[.A28];&quot;;&quot;)" office:value-type="string" office:string-value="UPDATE `tt_content`   SET `space_before_class` = 'large'  WHERE `uid` = 4006;" calcext:value-type="string">
            <text:p>UPDATE `tt_content` <text:s text:c="2"/>SET `space_before_class` = 'large' <text:s/>WHERE `uid` = 4006;</text:p>
          </table:table-cell>
          <table:table-cell table:number-columns-repeated="1013"/>
        </table:table-row>
        <table:table-row table:style-name="ro1">
          <table:table-cell table:style-name="Default" office:value-type="float" office:value="4035" calcext:value-type="float">
            <text:p>4035</text:p>
          </table:table-cell>
          <table:table-cell table:style-name="Default" office:value-type="float" office:value="8065" calcext:value-type="float">
            <text:p>8065</text:p>
          </table:table-cell>
          <table:table-cell table:style-name="Default" office:value-type="string" calcext:value-type="string">
            <text:p>[Netzmacher / TYPO3 Silver Member]</text:p>
          </table:table-cell>
          <table:table-cell table:style-name="Default" office:value-type="float" office:value="6" calcext:value-type="float">
            <text:p>6</text:p>
          </table:table-cell>
          <table:table-cell table:formula="of:=IF(AND([.$D29]&gt;=1;[.$D29]&lt;=25);[.E$1];&quot;&quot;)" office:value-type="string" office:string-value="extra-small" calcext:value-type="string">
            <text:p>extra-small</text:p>
          </table:table-cell>
          <table:table-cell table:formula="of:=IF(AND([.$D29]&gt;=26;[.$D29]&lt;=39);[.F$1];&quot;&quot;)">
            <text:p/>
          </table:table-cell>
          <table:table-cell table:formula="of:=IF(AND([.$D29]&gt;=40;[.$D29]&lt;=55);[.G$1];&quot;&quot;)">
            <text:p/>
          </table:table-cell>
          <table:table-cell table:formula="of:=IF(AND([.$D29]&gt;=56;[.$D29]&lt;=71);[.H$1];&quot;&quot;)">
            <text:p/>
          </table:table-cell>
          <table:table-cell table:formula="of:=IF([.$D29]&gt;=72;[.I$1];&quot;&quot;)">
            <text:p/>
          </table:table-cell>
          <table:table-cell table:formula="of:=COM.MICROSOFT.CONCAT([.E29];[.F29];[.G29];[.H29];[.I29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29];&quot;'  WHERE `uid` = &quot;;[.A29];&quot;;&quot;)" office:value-type="string" office:string-value="UPDATE `tt_content`   SET `space_before_class` = 'extra-small'  WHERE `uid` = 4035;" calcext:value-type="string">
            <text:p>UPDATE `tt_content` <text:s text:c="2"/>SET `space_before_class` = 'extra-small' <text:s/>WHERE `uid` = 4035;</text:p>
          </table:table-cell>
          <table:table-cell table:number-columns-repeated="1013"/>
        </table:table-row>
        <table:table-row table:style-name="ro1"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9009" calcext:value-type="float">
            <text:p>9009</text:p>
          </table:table-cell>
          <table:table-cell table:style-name="Default" office:value-type="string" calcext:value-type="string">
            <text:p>[Netzmacher / TYPO3 Silver Member]</text:p>
          </table:table-cell>
          <table:table-cell table:style-name="Default" office:value-type="float" office:value="6" calcext:value-type="float">
            <text:p>6</text:p>
          </table:table-cell>
          <table:table-cell table:formula="of:=IF(AND([.$D30]&gt;=1;[.$D30]&lt;=25);[.E$1];&quot;&quot;)" office:value-type="string" office:string-value="extra-small" calcext:value-type="string">
            <text:p>extra-small</text:p>
          </table:table-cell>
          <table:table-cell table:formula="of:=IF(AND([.$D30]&gt;=26;[.$D30]&lt;=39);[.F$1];&quot;&quot;)">
            <text:p/>
          </table:table-cell>
          <table:table-cell table:formula="of:=IF(AND([.$D30]&gt;=40;[.$D30]&lt;=55);[.G$1];&quot;&quot;)">
            <text:p/>
          </table:table-cell>
          <table:table-cell table:formula="of:=IF(AND([.$D30]&gt;=56;[.$D30]&lt;=71);[.H$1];&quot;&quot;)">
            <text:p/>
          </table:table-cell>
          <table:table-cell table:formula="of:=IF([.$D30]&gt;=72;[.I$1];&quot;&quot;)">
            <text:p/>
          </table:table-cell>
          <table:table-cell table:formula="of:=COM.MICROSOFT.CONCAT([.E30];[.F30];[.G30];[.H30];[.I30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30];&quot;'  WHERE `uid` = &quot;;[.A30];&quot;;&quot;)" office:value-type="string" office:string-value="UPDATE `tt_content`   SET `space_before_class` = 'extra-small'  WHERE `uid` = 4096;" calcext:value-type="string">
            <text:p>UPDATE `tt_content` <text:s text:c="2"/>SET `space_before_class` = 'extra-small' <text:s/>WHERE `uid` = 4096;</text:p>
          </table:table-cell>
          <table:table-cell table:number-columns-repeated="1013"/>
        </table:table-row>
        <table:table-row table:style-name="ro1">
          <table:table-cell table:style-name="Default" office:value-type="float" office:value="4140" calcext:value-type="float">
            <text:p>4140</text:p>
          </table:table-cell>
          <table:table-cell table:style-name="Default" office:value-type="float" office:value="8973" calcext:value-type="float">
            <text:p>8973</text:p>
          </table:table-cell>
          <table:table-cell table:style-name="Default" office:value-type="string" calcext:value-type="string">
            <text:p>[Netzmacher / TYPO3 Silver Member]</text:p>
          </table:table-cell>
          <table:table-cell table:style-name="Default" office:value-type="float" office:value="6" calcext:value-type="float">
            <text:p>6</text:p>
          </table:table-cell>
          <table:table-cell table:formula="of:=IF(AND([.$D31]&gt;=1;[.$D31]&lt;=25);[.E$1];&quot;&quot;)" office:value-type="string" office:string-value="extra-small" calcext:value-type="string">
            <text:p>extra-small</text:p>
          </table:table-cell>
          <table:table-cell table:formula="of:=IF(AND([.$D31]&gt;=26;[.$D31]&lt;=39);[.F$1];&quot;&quot;)">
            <text:p/>
          </table:table-cell>
          <table:table-cell table:formula="of:=IF(AND([.$D31]&gt;=40;[.$D31]&lt;=55);[.G$1];&quot;&quot;)">
            <text:p/>
          </table:table-cell>
          <table:table-cell table:formula="of:=IF(AND([.$D31]&gt;=56;[.$D31]&lt;=71);[.H$1];&quot;&quot;)">
            <text:p/>
          </table:table-cell>
          <table:table-cell table:formula="of:=IF([.$D31]&gt;=72;[.I$1];&quot;&quot;)">
            <text:p/>
          </table:table-cell>
          <table:table-cell table:formula="of:=COM.MICROSOFT.CONCAT([.E31];[.F31];[.G31];[.H31];[.I31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31];&quot;'  WHERE `uid` = &quot;;[.A31];&quot;;&quot;)" office:value-type="string" office:string-value="UPDATE `tt_content`   SET `space_before_class` = 'extra-small'  WHERE `uid` = 4140;" calcext:value-type="string">
            <text:p>UPDATE `tt_content` <text:s text:c="2"/>SET `space_before_class` = 'extra-small' <text:s/>WHERE `uid` = 4140;</text:p>
          </table:table-cell>
          <table:table-cell table:number-columns-repeated="1013"/>
        </table:table-row>
        <table:table-row table:style-name="ro1">
          <table:table-cell table:style-name="Default" office:value-type="float" office:value="4159" calcext:value-type="float">
            <text:p>4159</text:p>
          </table:table-cell>
          <table:table-cell table:style-name="Default" office:value-type="float" office:value="8021" calcext:value-type="float">
            <text:p>8021</text:p>
          </table:table-cell>
          <table:table-cell table:style-name="Default" office:value-type="string" calcext:value-type="string">
            <text:p>[Netzmacher / TYPO3 Silver Member]</text:p>
          </table:table-cell>
          <table:table-cell table:style-name="Default" office:value-type="float" office:value="5" calcext:value-type="float">
            <text:p>5</text:p>
          </table:table-cell>
          <table:table-cell table:formula="of:=IF(AND([.$D32]&gt;=1;[.$D32]&lt;=25);[.E$1];&quot;&quot;)" office:value-type="string" office:string-value="extra-small" calcext:value-type="string">
            <text:p>extra-small</text:p>
          </table:table-cell>
          <table:table-cell table:formula="of:=IF(AND([.$D32]&gt;=26;[.$D32]&lt;=39);[.F$1];&quot;&quot;)">
            <text:p/>
          </table:table-cell>
          <table:table-cell table:formula="of:=IF(AND([.$D32]&gt;=40;[.$D32]&lt;=55);[.G$1];&quot;&quot;)">
            <text:p/>
          </table:table-cell>
          <table:table-cell table:formula="of:=IF(AND([.$D32]&gt;=56;[.$D32]&lt;=71);[.H$1];&quot;&quot;)">
            <text:p/>
          </table:table-cell>
          <table:table-cell table:formula="of:=IF([.$D32]&gt;=72;[.I$1];&quot;&quot;)">
            <text:p/>
          </table:table-cell>
          <table:table-cell table:formula="of:=COM.MICROSOFT.CONCAT([.E32];[.F32];[.G32];[.H32];[.I32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32];&quot;'  WHERE `uid` = &quot;;[.A32];&quot;;&quot;)" office:value-type="string" office:string-value="UPDATE `tt_content`   SET `space_before_class` = 'extra-small'  WHERE `uid` = 4159;" calcext:value-type="string">
            <text:p>UPDATE `tt_content` <text:s text:c="2"/>SET `space_before_class` = 'extra-small' <text:s/>WHERE `uid` = 4159;</text:p>
          </table:table-cell>
          <table:table-cell table:number-columns-repeated="1013"/>
        </table:table-row>
        <table:table-row table:style-name="ro1">
          <table:table-cell table:style-name="Default" office:value-type="float" office:value="4269" calcext:value-type="float">
            <text:p>4269</text:p>
          </table:table-cell>
          <table:table-cell table:style-name="Default" office:value-type="float" office:value="8973" calcext:value-type="float">
            <text:p>8973</text:p>
          </table:table-cell>
          <table:table-cell table:style-name="Default" office:value-type="string" calcext:value-type="string">
            <text:p>Neu: Polygone in interaktiven Karten »</text:p>
          </table:table-cell>
          <table:table-cell table:style-name="Default" office:value-type="float" office:value="17" calcext:value-type="float">
            <text:p>17</text:p>
          </table:table-cell>
          <table:table-cell table:formula="of:=IF(AND([.$D33]&gt;=1;[.$D33]&lt;=25);[.E$1];&quot;&quot;)" office:value-type="string" office:string-value="extra-small" calcext:value-type="string">
            <text:p>extra-small</text:p>
          </table:table-cell>
          <table:table-cell table:formula="of:=IF(AND([.$D33]&gt;=26;[.$D33]&lt;=39);[.F$1];&quot;&quot;)">
            <text:p/>
          </table:table-cell>
          <table:table-cell table:formula="of:=IF(AND([.$D33]&gt;=40;[.$D33]&lt;=55);[.G$1];&quot;&quot;)">
            <text:p/>
          </table:table-cell>
          <table:table-cell table:formula="of:=IF(AND([.$D33]&gt;=56;[.$D33]&lt;=71);[.H$1];&quot;&quot;)">
            <text:p/>
          </table:table-cell>
          <table:table-cell table:formula="of:=IF([.$D33]&gt;=72;[.I$1];&quot;&quot;)">
            <text:p/>
          </table:table-cell>
          <table:table-cell table:formula="of:=COM.MICROSOFT.CONCAT([.E33];[.F33];[.G33];[.H33];[.I33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33];&quot;'  WHERE `uid` = &quot;;[.A33];&quot;;&quot;)" office:value-type="string" office:string-value="UPDATE `tt_content`   SET `space_before_class` = 'extra-small'  WHERE `uid` = 4269;" calcext:value-type="string">
            <text:p>UPDATE `tt_content` <text:s text:c="2"/>SET `space_before_class` = 'extra-small' <text:s/>WHERE `uid` = 4269;</text:p>
          </table:table-cell>
          <table:table-cell table:number-columns-repeated="1013"/>
        </table:table-row>
        <table:table-row table:style-name="ro1">
          <table:table-cell table:style-name="Default" office:value-type="float" office:value="6169" calcext:value-type="float">
            <text:p>6169</text:p>
          </table:table-cell>
          <table:table-cell table:style-name="Default" office:value-type="float" office:value="8869" calcext:value-type="float">
            <text:p>8869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formula="of:=IF(AND([.$D34]&gt;=1;[.$D34]&lt;=25);[.E$1];&quot;&quot;)" office:value-type="string" office:string-value="extra-small" calcext:value-type="string">
            <text:p>extra-small</text:p>
          </table:table-cell>
          <table:table-cell table:formula="of:=IF(AND([.$D34]&gt;=26;[.$D34]&lt;=39);[.F$1];&quot;&quot;)">
            <text:p/>
          </table:table-cell>
          <table:table-cell table:formula="of:=IF(AND([.$D34]&gt;=40;[.$D34]&lt;=55);[.G$1];&quot;&quot;)">
            <text:p/>
          </table:table-cell>
          <table:table-cell table:formula="of:=IF(AND([.$D34]&gt;=56;[.$D34]&lt;=71);[.H$1];&quot;&quot;)">
            <text:p/>
          </table:table-cell>
          <table:table-cell table:formula="of:=IF([.$D34]&gt;=72;[.I$1];&quot;&quot;)">
            <text:p/>
          </table:table-cell>
          <table:table-cell table:formula="of:=COM.MICROSOFT.CONCAT([.E34];[.F34];[.G34];[.H34];[.I34])" office:value-type="string" office:string-value="extra-small" calcext:value-type="string">
            <text:p>extra-small</text:p>
          </table:table-cell>
          <table:table-cell table:formula="of:=COM.MICROSOFT.CONCAT(&quot;UPDATE `tt_content`   SET `space_before_class` = '&quot;;[.J34];&quot;'  WHERE `uid` = &quot;;[.A34];&quot;;&quot;)" office:value-type="string" office:string-value="UPDATE `tt_content`   SET `space_before_class` = 'extra-small'  WHERE `uid` = 6169;" calcext:value-type="string">
            <text:p>UPDATE `tt_content` <text:s text:c="2"/>SET `space_before_class` = 'extra-small' <text:s/>WHERE `uid` = 6169;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21:28:01.4757110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12-26T21:42:13.334529400</dc:date>
    <dc:creator>Dirk </dc:creator>
    <meta:editing-duration>PT20M48S</meta:editing-duration>
    <meta:editing-cycles>9</meta:editing-cycles>
    <meta:document-statistic meta:table-count="1" meta:cell-count="372" meta:object-count="0"/>
  </office:meta>
</office:document-meta>
</file>